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xi Sans" svg:font-family="'Luxi Sans', Helvetica, Arial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hu" fo:country="HU" fo:font-weight="bold" officeooo:rsid="0000c8ff" officeooo:paragraph-rsid="0000c8ff" style:font-size-asian="10.5pt" style:font-weight-asian="bold" style:font-weight-complex="bold"/>
    </style:style>
    <style:style style:name="P2" style:family="paragraph" style:parent-style-name="Standard">
      <style:text-properties fo:language="hu" fo:country="HU" fo:font-weight="bold" officeooo:rsid="0003de76" officeooo:paragraph-rsid="0003de76" style:font-size-asian="10.5pt" style:font-weight-asian="bold" style:font-weight-complex="bold"/>
    </style:style>
    <style:style style:name="P3" style:family="paragraph" style:parent-style-name="Standard">
      <style:text-properties fo:language="hu" fo:country="HU" fo:font-weight="bold" officeooo:rsid="00056fe4" officeooo:paragraph-rsid="00056fe4" style:font-size-asian="10.5pt" style:font-weight-asian="bold" style:font-weight-complex="bold"/>
    </style:style>
    <style:style style:name="P4" style:family="paragraph" style:parent-style-name="Standard">
      <style:text-properties fo:language="hu" fo:country="HU" fo:font-weight="bold" officeooo:rsid="00056fe4" officeooo:paragraph-rsid="00078474" style:font-size-asian="10.5pt" style:font-weight-asian="bold" style:font-weight-complex="bold"/>
    </style:style>
    <style:style style:name="P5" style:family="paragraph" style:parent-style-name="Standard">
      <style:text-properties fo:language="hu" fo:country="HU" fo:font-weight="bold" officeooo:rsid="00078474" officeooo:paragraph-rsid="00078474" style:font-size-asian="10.5pt" style:font-weight-asian="bold" style:font-weight-complex="bold"/>
    </style:style>
    <style:style style:name="P6" style:family="paragraph" style:parent-style-name="Standard">
      <style:text-properties fo:language="hu" fo:country="HU" officeooo:rsid="0000c8ff" officeooo:paragraph-rsid="0000c8ff" style:font-size-asian="10.5pt"/>
    </style:style>
    <style:style style:name="P7" style:family="paragraph" style:parent-style-name="Standard">
      <style:text-properties fo:language="hu" fo:country="HU" officeooo:rsid="0003de76" officeooo:paragraph-rsid="0003de76" style:font-size-asian="10.5pt"/>
    </style:style>
    <style:style style:name="P8" style:family="paragraph" style:parent-style-name="Standard">
      <style:text-properties fo:language="hu" fo:country="HU" officeooo:rsid="0005d1ce" officeooo:paragraph-rsid="0005d1ce" style:font-size-asian="10.5pt"/>
    </style:style>
    <style:style style:name="P9" style:family="paragraph" style:parent-style-name="Standard">
      <style:text-properties fo:language="hu" fo:country="HU" fo:font-weight="normal" officeooo:rsid="0003de76" officeooo:paragraph-rsid="0003de76" style:font-size-asian="10.5pt" style:font-weight-asian="normal" style:font-weight-complex="normal"/>
    </style:style>
    <style:style style:name="P10" style:family="paragraph" style:parent-style-name="Standard">
      <style:text-properties fo:language="hu" fo:country="HU" fo:font-weight="normal" officeooo:rsid="00056fe4" officeooo:paragraph-rsid="00056fe4" style:font-size-asian="10.5pt" style:font-weight-asian="normal" style:font-weight-complex="normal"/>
    </style:style>
    <style:style style:name="P11" style:family="paragraph" style:parent-style-name="Standard">
      <style:text-properties fo:language="hu" fo:country="HU" fo:font-weight="normal" officeooo:rsid="0005d1ce" officeooo:paragraph-rsid="0005d1ce" style:font-size-asian="10.5pt" style:font-weight-asian="normal" style:font-weight-complex="normal"/>
    </style:style>
    <style:style style:name="P12" style:family="paragraph" style:parent-style-name="Standard">
      <style:text-properties fo:language="hu" fo:country="HU" fo:font-weight="normal" officeooo:rsid="000676e1" officeooo:paragraph-rsid="000676e1" style:font-size-asian="10.5pt" style:font-weight-asian="normal" style:font-weight-complex="normal"/>
    </style:style>
    <style:style style:name="P13" style:family="paragraph" style:parent-style-name="Standard">
      <style:text-properties fo:language="hu" fo:country="HU" fo:font-weight="normal" officeooo:rsid="00078474" officeooo:paragraph-rsid="00078474" style:font-size-asian="10.5pt" style:font-weight-asian="normal" style:font-weight-complex="normal"/>
    </style:style>
    <style:style style:name="P14" style:family="paragraph" style:parent-style-name="Standard">
      <style:text-properties fo:language="hu" fo:country="HU" fo:font-weight="normal" officeooo:rsid="0007a69b" officeooo:paragraph-rsid="0007a69b" style:font-size-asian="10.5pt" style:font-weight-asian="normal" style:font-weight-complex="normal"/>
    </style:style>
    <style:style style:name="P15" style:family="paragraph" style:parent-style-name="Standard">
      <style:text-properties fo:font-weight="normal" officeooo:paragraph-rsid="00056fe4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normal" officeooo:rsid="000a224f" officeooo:paragraph-rsid="000a224f" style:font-weight-asian="normal" style:font-weight-complex="normal"/>
    </style:style>
    <style:style style:name="P18" style:family="paragraph" style:parent-style-name="Standard">
      <style:text-properties fo:font-weight="normal" officeooo:rsid="000afe76" officeooo:paragraph-rsid="000afe76" style:font-weight-asian="normal" style:font-weight-complex="normal"/>
    </style:style>
    <style:style style:name="P19" style:family="paragraph" style:parent-style-name="Standard">
      <style:text-properties fo:font-weight="normal" officeooo:rsid="000c0d45" officeooo:paragraph-rsid="000c0d45" style:font-weight-asian="normal" style:font-weight-complex="normal"/>
    </style:style>
    <style:style style:name="P20" style:family="paragraph" style:parent-style-name="Standard">
      <style:text-properties officeooo:paragraph-rsid="0007a69b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paragraph-rsid="0007a69b" style:font-weight-asian="bold" style:font-weight-complex="bold"/>
    </style:style>
    <style:style style:name="P23" style:family="paragraph" style:parent-style-name="Standard">
      <style:text-properties fo:font-weight="bold" officeooo:rsid="000a224f" officeooo:paragraph-rsid="000a224f" style:font-weight-asian="bold" style:font-weight-complex="bold"/>
    </style:style>
    <style:style style:name="P24" style:family="paragraph" style:parent-style-name="Standard">
      <style:text-properties officeooo:rsid="0008e94a" officeooo:paragraph-rsid="0008e94a"/>
    </style:style>
    <style:style style:name="P25" style:family="paragraph" style:parent-style-name="Standard">
      <style:text-properties officeooo:rsid="0008e94a" officeooo:paragraph-rsid="000a224f"/>
    </style:style>
    <style:style style:name="P26" style:family="paragraph" style:parent-style-name="Standard">
      <style:text-properties officeooo:rsid="000a224f" officeooo:paragraph-rsid="000a224f"/>
    </style:style>
    <style:style style:name="P27" style:family="paragraph" style:parent-style-name="Standard">
      <style:text-properties officeooo:rsid="000afe76" officeooo:paragraph-rsid="000afe76"/>
    </style:style>
    <style:style style:name="P28" style:family="paragraph" style:parent-style-name="Standard">
      <style:text-properties officeooo:paragraph-rsid="000c0d45"/>
    </style:style>
    <style:style style:name="P29" style:family="paragraph" style:parent-style-name="Standard">
      <style:text-properties fo:language="hu" fo:country="HU" fo:font-weight="bold" officeooo:rsid="0003de76" officeooo:paragraph-rsid="0003de76" style:font-size-asian="10.5pt" style:font-weight-asian="bold" style:font-weight-complex="bold"/>
    </style:style>
    <style:style style:name="P30" style:family="paragraph" style:parent-style-name="Standard">
      <style:text-properties fo:language="hu" fo:country="HU" fo:font-weight="bold" officeooo:rsid="0000c8ff" officeooo:paragraph-rsid="0000c8ff" style:font-size-asian="10.5pt" style:font-weight-asian="bold" style:font-weight-complex="bold"/>
    </style:style>
    <style:style style:name="P31" style:family="paragraph" style:parent-style-name="Standard">
      <style:text-properties fo:language="hu" fo:country="HU" fo:font-weight="bold" officeooo:rsid="000eeb25" officeooo:paragraph-rsid="000eeb25" style:font-size-asian="10.5pt" style:font-weight-asian="bold" style:font-weight-complex="bold"/>
    </style:style>
    <style:style style:name="P32" style:family="paragraph" style:parent-style-name="Standard">
      <style:text-properties fo:language="hu" fo:country="HU" fo:font-weight="normal" officeooo:rsid="0007a69b" officeooo:paragraph-rsid="0007a69b" style:font-size-asian="10.5pt" style:font-weight-asian="normal" style:font-weight-complex="normal"/>
    </style:style>
    <style:style style:name="P33" style:family="paragraph" style:parent-style-name="Standard">
      <style:text-properties fo:font-weight="bold" officeooo:rsid="000a224f" officeooo:paragraph-rsid="000a224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56fe4" style:font-size-asian="10.5pt" style:font-weight-asian="normal" style:font-weight-complex="normal"/>
    </style:style>
    <style:style style:name="T4" style:family="text">
      <style:text-properties fo:language="hu" fo:country="HU" officeooo:rsid="0005d1ce" style:font-size-asian="10.5pt" style:font-weight-asian="normal" style:font-weight-complex="normal"/>
    </style:style>
    <style:style style:name="T5" style:family="text">
      <style:text-properties fo:language="hu" fo:country="HU" fo:font-weight="normal" officeooo:rsid="0007a69b" style:font-size-asian="10.5pt" style:font-weight-asian="normal" style:font-weight-complex="normal"/>
    </style:style>
    <style:style style:name="T6" style:family="text">
      <style:text-properties officeooo:rsid="0000c8ff"/>
    </style:style>
    <style:style style:name="T7" style:family="text">
      <style:text-properties officeooo:rsid="00052d65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officeooo:rsid="00056fe4" style:font-size-asian="12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8474" style:font-weight-asian="normal" style:font-weight-complex="normal"/>
    </style:style>
    <style:style style:name="T12" style:family="text">
      <style:text-properties fo:font-weight="normal" officeooo:rsid="0007a69b" style:font-weight-asian="normal" style:font-weight-complex="normal"/>
    </style:style>
    <style:style style:name="T13" style:family="text">
      <style:text-properties fo:font-weight="normal" officeooo:rsid="000a224f" style:font-weight-asian="normal" style:font-weight-complex="normal"/>
    </style:style>
    <style:style style:name="T14" style:family="text">
      <style:text-properties fo:font-weight="normal" officeooo:rsid="000afe76" style:font-weight-asian="normal" style:font-weight-complex="normal"/>
    </style:style>
    <style:style style:name="T15" style:family="text">
      <style:text-properties officeooo:rsid="0005d1ce"/>
    </style:style>
    <style:style style:name="T16" style:family="text">
      <style:text-properties officeooo:rsid="000676e1"/>
    </style:style>
    <style:style style:name="T17" style:family="text">
      <style:text-properties officeooo:rsid="00078474"/>
    </style:style>
    <style:style style:name="T18" style:family="text">
      <style:text-properties officeooo:rsid="0007a69b"/>
    </style:style>
    <style:style style:name="T19" style:family="text">
      <style:text-properties officeooo:rsid="000a224f"/>
    </style:style>
    <style:style style:name="T20" style:family="text">
      <style:text-properties officeooo:rsid="000c0d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Forrás: https://docs.gdc.cancer.gov/Data/File_Formats/MAF_Format/</text:p>
      <text:p text:style-name="P1"/>
      <text:p text:style-name="P1">Hugo Symbol* </text:p>
      <text:p text:style-name="P6">A HGNC felelős azért, hogy minden emberi génhez egy nevet és szimbólumot társítsanak, ezeket el is tárolják egy adatbázisban.</text:p>
      <text:p text:style-name="P6">ISG15, TTLL10, ACAP3</text:p>
      <text:p text:style-name="P6"/>
      <text:p text:style-name="P1">Entrez Gene Id</text:p>
      <text:p text:style-name="P7">NCBI database for gene-specific information, Entrez is the query tool</text:p>
      <text:p text:style-name="P6">9636, 375790, 0</text:p>
      <text:p text:style-name="P6"/>
      <text:p text:style-name="P1">Center</text:p>
      <text:p text:style-name="P7">Szekvenáló center</text:p>
      <text:p text:style-name="P6">.</text:p>
      <text:p text:style-name="P6"/>
      <text:p text:style-name="P1">NCBI Build*</text:p>
      <text:p text:style-name="P7">NCBI által biztosított referencia genom készlet, ember esetén <text:span text:style-name="T6">GRCh37 </text:span>vagy <text:span text:style-name="T6">GRCh38</text:span></text:p>
      <text:p text:style-name="P6">GRCh37, GRCh38</text:p>
      <text:p text:style-name="P6"/>
      <text:p text:style-name="P1">Chromosome</text:p>
      <text:p text:style-name="P7">Adott mutáció/érintett gén melyik kromoszómán belül található</text:p>
      <text:p text:style-name="P6">., 1, 2, 3, ..</text:p>
      <text:p text:style-name="P6"/>
      <text:p text:style-name="P1">Start position, end position</text:p>
      <text:p text:style-name="P7">Esemény kezdeti és vég <text:span text:style-name="T7">bázis</text:span> pozíciója.</text:p>
      <text:p text:style-name="P6">237757 237757, 1896048 1896048, 2787827 27878278 (DNP)</text:p>
      <text:p text:style-name="P6"/>
      <text:p text:style-name="P1">Strand</text:p>
      <text:p text:style-name="P11">A + szál jelöli úgy a DNS-t, ahogy a FASTA formátumba szokott kerülni <text:span text:style-name="T16">(ez a fehérjét kódoló rész)</text:span>.</text:p>
      <text:p text:style-name="P2">+</text:p>
      <text:p text:style-name="P6"/>
      <text:p text:style-name="P6"><text:span text:style-name="T1">Variant</text:span> <text:span text:style-name="T1">Classification*</text:span></text:p>
      <text:p text:style-name="P8">transzlációs hatása az allél változatnak.</text:p>
      <text:p text:style-name="P7"><text:s/>5'Flank, Intron</text:p>
      <text:p text:style-name="P6"/>
      <text:p text:style-name="P6"><text:span text:style-name="T1">Variant</text:span> <text:span text:style-name="T1">type</text:span></text:p>
      <text:p text:style-name="P15"><text:span text:style-name="T4">Mutáció</text:span><text:span text:style-name="T3"> típusa: </text:span><text:span text:style-name="T8">Single nucleotide polymorphism, </text:span><text:span text:style-name="T9">Double nucleotide polymorphism</text:span></text:p>
      <text:p text:style-name="P9">SNP, DNP</text:p>
      <text:p text:style-name="P9"/>
      <text:p text:style-name="P9"><text:span text:style-name="T1">Reference</text:span>_<text:span text:style-name="T1">Allele</text:span></text:p>
      <text:p text:style-name="P10">Az adott pozícióban elhelyezkedő gén variációja <text:span text:style-name="T15">(+ szálon).</text:span></text:p>
      <text:p text:style-name="P10">G,C,T,A</text:p>
      <text:p text:style-name="P10"/>
      <text:p text:style-name="P3">Tumor_Seq_Allele1,2</text:p>
      <text:p text:style-name="P10">A tumor szekvenál<text:span text:style-name="T15">t</text:span> allél elsődleges adat genotípusa. <text:span text:style-name="T16">(diploid – 2 kromoszóma készlet)</text:span></text:p>
      <text:p text:style-name="P10">G,C,T,A</text:p>
      <text:p text:style-name="P9"/>
      <text:p text:style-name="P2">dbSNP_RS</text:p>
      <text:p text:style-name="P12">rs-ID a dbSNP adatbázisból, ha novel akkor nincs ilyen rekord, ha null, akkor itt nincs, de máshol van.</text:p>
      <text:p text:style-name="P10">novel, rs941401475</text:p>
      <text:p text:style-name="P10"/>
      <text:p text:style-name="P3"><text:soft-page-break/>dbSNP_Val_Status</text:p>
      <text:p text:style-name="P12">dbSNP adatbázis validációs státusza</text:p>
      <text:p text:style-name="P12">Itt üres, de lehet: by_frequency, by_alfa stb.</text:p>
      <text:p text:style-name="P10"/>
      <text:p text:style-name="P3">Tumor_Sample_Barcode*</text:p>
      <text:p text:style-name="P12">Minta ID-ja: TCGA barcode vagy ha nem TCGA-s adat, akkor a SAMPLE_ID clinical data fájlból (data_clinical_sample.txt).</text:p>
      <text:p text:style-name="P10">SEP_22_1</text:p>
      <text:p text:style-name="P10"/>
      <text:p text:style-name="P3">Matched_Norm_Sample_Barcode <text:span text:style-name="T11">(egészséges minta, hogy kiderüljön szomatikus vagy germline)</text:span></text:p>
      <text:p text:style-name="P12">SAMPLE_ID az egyező normál mintához</text:p>
      <text:p text:style-name="P10">SEP_22_1</text:p>
      <text:p text:style-name="P10"/>
      <text:p text:style-name="P3">Match_Norm_Seq_Allele1,2</text:p>
      <text:p text:style-name="P12">Az egyező normál mintában az elsődleges adat genotípusa.</text:p>
      <text:p text:style-name="P10">G,C,T,A</text:p>
      <text:p text:style-name="P10"/>
      <text:p text:style-name="P4">Tumor_Validation_Allele1,2, Match_Norm_Validation_Allele1 ,2</text:p>
      <text:p text:style-name="P13">Másodlagos adat ortogonális technológiából – más technológiával vett minta validáláshoz?</text:p>
      <text:p text:style-name="P10">-</text:p>
      <text:p text:style-name="P10"/>
      <text:p text:style-name="P3">Verification_Status</text:p>
      <text:p text:style-name="P13">Elsődleges adatforrással azonos technológiával második mintavétel egyező-e az eredmény.</text:p>
      <text:p text:style-name="P10">- <text:span text:style-name="T17">(„Verified”)</text:span></text:p>
      <text:p text:style-name="P10"/>
      <text:p text:style-name="P3">Validation_Status</text:p>
      <text:p text:style-name="P13">Másodlagos adatforrással azonos technológiával második mintavétel egyező-e az eredmény.</text:p>
      <text:p text:style-name="P10">- <text:span text:style-name="T17">(„Valid”,”Invalid”)</text:span></text:p>
      <text:p text:style-name="P10"/>
      <text:p text:style-name="P3">Mutation_Status</text:p>
      <text:p text:style-name="P13">Mutáció típusa: germline, somatic stb</text:p>
      <text:p text:style-name="P10">-</text:p>
      <text:p text:style-name="P10"/>
      <text:p text:style-name="P3">Sequencing_Phase</text:p>
      <text:p text:style-name="P13">Jelenlegi szekvenálási fázis <text:s/>TCGA (változnia kell, ha változik)</text:p>
      <text:p text:style-name="P10">-</text:p>
      <text:p text:style-name="P10"/>
      <text:p text:style-name="P3">Sequence_Source</text:p>
      <text:p text:style-name="P10">A szekvenáláshoz használt analitok <text:span text:style-name="T18">(szervezetből származó vegyületek)</text:span> előállításához használt molekuláris vizsgálati típus.</text:p>
      <text:p text:style-name="P10">-</text:p>
      <text:p text:style-name="P10"/>
      <text:p text:style-name="P3">Validation_Method</text:p>
      <text:p text:style-name="P10">Az <text:span text:style-name="T18">validációhoz</text:span> használt vizsgálati platformok</text:p>
      <text:p text:style-name="P10">-</text:p>
      <text:p text:style-name="P10"/>
      <text:p text:style-name="P5">Score - <text:span text:style-name="T12">Nem használt</text:span></text:p>
      <text:p text:style-name="P13"/>
      <text:p text:style-name="P5">BAM_File – <text:span text:style-name="T12">Nem használt</text:span></text:p>
      <text:p text:style-name="P5"/>
      <text:p text:style-name="P5">Sequencer </text:p>
      <text:p text:style-name="P14">Elsődleges szekvenálási adathoz használt eszköz</text:p>
      <text:p text:style-name="P13"><text:soft-page-break/></text:p>
      <text:p text:style-name="P5">Tumor_Sample_UUID, Matched_Norm_Sample_UUID</text:p>
      <text:p text:style-name="P14">TCGA-s ID-k a mintákhoz</text:p>
      <text:p text:style-name="P13"/>
      <text:p text:style-name="P5">HGVSc</text:p>
      <text:p text:style-name="P13">A variáns kódolási szekvenciája HGVS <text:span text:style-name="T18">által </text:span>ajánlott formátumban</text:p>
      <text:p text:style-name="P13"><text:s/>c.-28+178C&gt;T, c.1090-600G&gt;A</text:p>
      <text:p text:style-name="P13"/>
      <text:p text:style-name="P5">HGVSp, _Short</text:p>
      <text:p text:style-name="P14">A variáns fehérjeszekvenciája HGVS által ajánlott formátumban és kódolt verzióban.</text:p>
      <text:p text:style-name="P13"/>
      <text:p text:style-name="P5">Transcript ID</text:p>
      <text:p text:style-name="P13">A <text:span text:style-name="T18">mutáció</text:span> által érintett <text:span text:style-name="T18">transcript (azaz RNA, amit a gén hozott létre)</text:span> Ensembl azonosítója</text:p>
      <text:p text:style-name="P13">ENST00000379290, ENST00000429389</text:p>
      <text:p text:style-name="P13"/>
      <text:p text:style-name="P5">Exon_Number</text:p>
      <text:p text:style-name="P20"><text:span text:style-name="T5">Exon – DNS olyan része, </text:span>melyek a gén által termeltetett fehérje részegységeit kódolják</text:p>
      <text:p text:style-name="P20"/>
      <text:p text:style-name="P20"><text:span text:style-name="T1">t_depth</text:span> </text:p>
      <text:p text:style-name="P24">A read mélysége ezen a lokuszon a tumor BAM-ban, azaz a gyakoriság az adott ponton.</text:p>
      <text:p text:style-name="P20">116, <text:s/>129, <text:s/>93, <text:s/>122 <text:s/></text:p>
      <text:p text:style-name="P20"/>
      <text:p text:style-name="P22">t_ref_count</text:p>
      <text:p text:style-name="P26">Ebből hány hit volt egyező a ref allélal.</text:p>
      <text:p text:style-name="P20">96, <text:s/>114, <text:s/>85, <text:s/>102 <text:s/></text:p>
      <text:p text:style-name="P20"/>
      <text:p text:style-name="P22">t_alt_count</text:p>
      <text:p text:style-name="P26">Ebből hány hit volt <text:span text:style-name="T2">különböző</text:span> a ref alléltól és egyező a mutációval.</text:p>
      <text:p text:style-name="P20">20, <text:s/>15, <text:s/>8, <text:s/>20 <text:s/></text:p>
      <text:p text:style-name="P20"/>
      <text:p text:style-name="P22">n_depth</text:p>
      <text:p text:style-name="P25">A read mélysége ezen a lokuszon a <text:span text:style-name="T19">normál</text:span> BAM-ban</text:p>
      <text:p text:style-name="P20">48, <text:s/>42, <text:s/>44, <text:s/>66 <text:s/></text:p>
      <text:p text:style-name="P20"/>
      <text:p text:style-name="P22">n_ref_count</text:p>
      <text:p text:style-name="P17">Ebből hány hit volt egyező a ref allélal.</text:p>
      <text:p text:style-name="P20">48, <text:s/>42, <text:s/>44, <text:s/>66 <text:s/></text:p>
      <text:p text:style-name="P20"/>
      <text:p text:style-name="P22">n_alt_count</text:p>
      <text:p text:style-name="P26">Ebből hány hit volt <text:span text:style-name="T2">különböző</text:span> a ref alléltól és egyező a mutációval.</text:p>
      <text:p text:style-name="P20">0</text:p>
      <text:p text:style-name="P20"/>
      <text:p text:style-name="P21">all_effects</text:p>
      <text:p text:style-name="Standard"><text:span text:style-name="T10">;-</text:span><text:span text:style-name="T13">el elválasztott lista minden lehetséges variáns hatásról, prioritás szerint rendezve : </text:span></text:p>
      <text:p text:style-name="P16">TTLL10,upstream_gene_variant,,ENST00000379289,NM_001130045.1;TTLL10,upstream_gene_variant,,ENST00000379290,;MIR429,downstream_gene_variant,,ENST00000362106,;MIR200A,downstream_gene_variant,,ENST00000384875,;RP11-465B22.8,downstream_gene_variant,,ENST00000606993,;TTLL10-AS1,downstream_gene_variant,,ENST00000379317,;TTLL10,upstream_gene_variant,,ENST00000506177,;</text:p>
      <text:p text:style-name="P16"/>
      <text:p text:style-name="P21">Allele</text:p>
      <text:p text:style-name="P26"><text:soft-page-break/>Mutáció allél, ami a következmények számolásához volt használva</text:p>
      <text:p text:style-name="P26">A,C,G,T</text:p>
      <text:p text:style-name="P23">Gene</text:p>
      <text:p text:style-name="P27">Ensembl ID-ja az érintett génnek</text:p>
      <text:p text:style-name="P26">ENSG00000162571, ENSG00000215915</text:p>
      <text:p text:style-name="P26"/>
      <text:p text:style-name="P23">Feature</text:p>
      <text:p text:style-name="P27">Ensembl ID-ja az érintett feature-nek (transcript, motif stb.)</text:p>
      <text:p text:style-name="P26">ENST00000379290, ENST00000378785</text:p>
      <text:p text:style-name="P26"/>
      <text:p text:style-name="P23">Feature_Type</text:p>
      <text:p text:style-name="P27">Feature típusa: Transcript, Motif stb.</text:p>
      <text:p text:style-name="P26">Transcript</text:p>
      <text:p text:style-name="P26"/>
      <text:p text:style-name="P23">Consequence</text:p>
      <text:p text:style-name="P27">Következmény típusa (Sequence ontology terms)</text:p>
      <text:p text:style-name="P26">upstream_gene_variant, intron_variant</text:p>
      <text:p text:style-name="P26"/>
      <text:p text:style-name="P23">Existing_variation</text:p>
      <text:p text:style-name="P27">Ismert azonosítója a létező mutációnak</text:p>
      <text:p text:style-name="P26">rs941401475</text:p>
      <text:p text:style-name="P26"/>
      <text:p text:style-name="P23">Allele_num</text:p>
      <text:p text:style-name="P18">0- referencia, 1 – első alternatíva, stb.</text:p>
      <text:p text:style-name="P17">1</text:p>
      <text:p text:style-name="P17"/>
      <text:p text:style-name="P23">Distance</text:p>
      <text:p text:style-name="P18">Legrövidebb távolság a mutációtól a transcriptig.</text:p>
      <text:p text:style-name="P17">1411,3765</text:p>
      <text:p text:style-name="P17"/>
      <text:p text:style-name="P23">Strand_vep</text:p>
      <text:p text:style-name="P18">Melyik DNS szálon van a feature</text:p>
      <text:p text:style-name="P17">1, -1</text:p>
      <text:p text:style-name="P17"/>
      <text:p text:style-name="P23">Symbol</text:p>
      <text:p text:style-name="P18">Gén szimbólum</text:p>
      <text:p text:style-name="P17">TTLL10, ATAD3C</text:p>
      <text:p text:style-name="P17"/>
      <text:p text:style-name="P23">Symbol_Source</text:p>
      <text:p text:style-name="P18">A szimbólum forrása</text:p>
      <text:p text:style-name="P17">Clone_based_vega_gene, HGNC</text:p>
      <text:p text:style-name="P23"/>
      <text:p text:style-name="P23">HGNC_ID</text:p>
      <text:p text:style-name="P18">A gén HUGO azonosítója </text:p>
      <text:p text:style-name="P17">26693, 32151</text:p>
      <text:p text:style-name="P17"/>
      <text:p text:style-name="P23">Biotype</text:p>
      <text:p text:style-name="P18">A transcript osztályozása</text:p>
      <text:p text:style-name="P17">protein_coding, lincRNA</text:p>
      <text:p text:style-name="P17"/>
      <text:p text:style-name="P17"><text:span text:style-name="T1">Canonical</text:span> Yes/no</text:p>
      <text:p text:style-name="P28"><text:soft-page-break/><text:span text:style-name="T14">Yes – VEP-alapú </text:span>(<text:bookmark text:name="top"/>Variant Effect Predictor) <text:span text:style-name="T14">kanonikus transcript (leghosszabb) volt alkalmazva a génhez.</text:span></text:p>
      <text:p text:style-name="P17"/>
      <text:p text:style-name="P23">CCDS</text:p>
      <text:p text:style-name="P18">Transcript CCDS azonosítója, ha van</text:p>
      <text:p text:style-name="P17">CCDS44036.1, <text:s/>CCDS44039.1</text:p>
      <text:p text:style-name="P17"/>
      <text:p text:style-name="P23">ENSP</text:p>
      <text:p text:style-name="P18">Ensembl fehérje azonosítója az érintett transcriptnek</text:p>
      <text:p text:style-name="P17">ENSP00000368592</text:p>
      <text:p text:style-name="P17"/>
      <text:p text:style-name="P23">SWISSPROT</text:p>
      <text:p text:style-name="P18">UniProt/Swissprot azonosítója a génnek</text:p>
      <text:p text:style-name="P17">Q6ZVT0, Q5T2N8</text:p>
      <text:p text:style-name="P17"/>
      <text:p text:style-name="P23">UNIPARC</text:p>
      <text:p text:style-name="P18">Azonosítója a gyártott fehérjének.</text:p>
      <text:p text:style-name="P17">UPI0000205ADB, UPI00001619C0</text:p>
      <text:p text:style-name="P17"/>
      <text:p text:style-name="P23">RefSeq</text:p>
      <text:p text:style-name="P18">Transcript RefSeq azonosítója.</text:p>
      <text:p text:style-name="P17">NM_001039211.2</text:p>
      <text:p text:style-name="P17"/>
      <text:p text:style-name="P23">INTRON</text:p>
      <text:p text:style-name="P18">Intron szám a teljes intron számból</text:p>
      <text:p text:style-name="P17">3/15, 11/11</text:p>
      <text:p text:style-name="P17"/>
      <text:p text:style-name="P23">IMPACT</text:p>
      <text:p text:style-name="P18">A következmény típusa</text:p>
      <text:p text:style-name="P17">Modifier</text:p>
      <text:p text:style-name="P17"/>
      <text:p text:style-name="P23">PICK</text:p>
      <text:p text:style-name="P18">VEP pick feature által kiválasztott következmény-e</text:p>
      <text:p text:style-name="P17">1</text:p>
      <text:p text:style-name="P17"/>
      <text:p text:style-name="P23">VARIANT_CLASS</text:p>
      <text:p text:style-name="P19">Sequence Ontology milyen osztályba sorolja be</text:p>
      <text:p text:style-name="P17">SNV <text:span text:style-name="T20">(1 nukleotid poz a DNS-ben, amire létezik alternatíva.)</text:span></text:p>
      <text:p text:style-name="P17"/>
      <text:p text:style-name="P23">Filter</text:p>
      <text:p text:style-name="P19">Milyen filter volt használva a variant-callinghoz vagy a pipeline-ban.</text:p>
      <text:p text:style-name="P17">PASS</text:p>
      <text:p text:style-name="P17"/>
      <text:p text:style-name="P23">flanking_bps</text:p>
      <text:p text:style-name="P19">Mellékes bázisok?</text:p>
      <text:p text:style-name="P17">GGG, CCT, GGA, G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xi Sans" svg:font-family="'Luxi Sans', Helvetica, Arial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3:49:58.017960454</meta:creation-date>
    <dc:date>2020-11-15T19:55:01.119187344</dc:date>
    <meta:editing-duration>PT18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181" meta:word-count="687" meta:character-count="5654" meta:non-whitespace-character-count="5108"/>
  </office:meta>
</office:document-meta>
</file>